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text-align="center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4">
      <style:paragraph-properties fo:margin-top="0in" fo:margin-bottom="0in" fo:text-align="start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JavaScript Fundamentals</text:h>
      <text:p text:style-name="P1">Variables, data types, functions, and control flow in JavaScript</text:p>
      <text:h text:style-name="Heading_20_4" text:outline-level="4">Introduction </text:h>
      <text:list xml:id="list6947107611504851269" text:style-name="L1">
        <text:list-item>
          <text:p text:style-name="P13"><text:span text:style-name="Strong_20_Emphasis">Overview</text:span>: JavaScript is a versatile programming language primarily used for web development to create interactive effects within web browsers.</text:p>
        </text:list-item>
        <text:list-item>
          <text:p text:style-name="P6"><text:span text:style-name="Strong_20_Emphasis">Usage</text:span>: Client-side (running in the browser) and server-side (with Node.js).</text:p>
        </text:list-item>
      </text:list>
      <text:h text:style-name="Heading_20_4" text:outline-level="4">2. Variables </text:h>
      <text:list xml:id="list5661357120198998091" text:style-name="L2">
        <text:list-item>
          <text:p text:style-name="P14"><text:span text:style-name="Strong_20_Emphasis">Purpose</text:span>: Store data values that can be referenced and manipulated in a program.</text:p>
        </text:list-item>
        <text:list-item>
          <text:p text:style-name="P14"><text:span text:style-name="Strong_20_Emphasis">Declaration Keywords</text:span>:</text:p>
          <text:list>
            <text:list-item>
              <text:p text:style-name="P14"><text:span text:style-name="Source_20_Text">var</text:span>: Function-scoped, can be re-declared and updated.</text:p>
            </text:list-item>
            <text:list-item>
              <text:p text:style-name="P14"><text:span text:style-name="Source_20_Text">let</text:span>: Block-scoped, can be updated but not re-declared in the same scope.</text:p>
            </text:list-item>
            <text:list-item>
              <text:p text:style-name="P7"><text:span text:style-name="Source_20_Text">const</text:span>: Block-scoped, cannot be updated or re-declared.</text:p>
            </text:list-item>
          </text:list>
        </text:list-item>
      </text:list>
      <text:h text:style-name="Heading_20_5" text:outline-level="5">Example:</text:h>
      <text:p text:style-name="Preformatted_20_Text"/>
      <text:p text:style-name="P3"><text:span text:style-name="Source_20_Text">var name = "Alice";</text:span></text:p>
      <text:p text:style-name="P3"><text:span text:style-name="Source_20_Text">let age = 30;</text:span></text:p>
      <text:p text:style-name="P4"><text:span text:style-name="Source_20_Text">const country = "USA";</text:span></text:p>
      <text:h text:style-name="Heading_20_4" text:outline-level="4">3. Data Types</text:h>
      <text:list xml:id="list1750689943717070770" text:style-name="L3">
        <text:list-item>
          <text:p text:style-name="P15"><text:span text:style-name="Strong_20_Emphasis">Primitive Data Types</text:span>:</text:p>
          <text:list>
            <text:list-item>
              <text:p text:style-name="P15"><text:span text:style-name="Source_20_Text">String</text:span>: Text, e.g., <text:span text:style-name="Source_20_Text">"Hello"</text:span></text:p>
            </text:list-item>
            <text:list-item>
              <text:p text:style-name="P15"><text:span text:style-name="Source_20_Text">Number</text:span>: Numeric values, e.g., <text:span text:style-name="Source_20_Text">42</text:span></text:p>
            </text:list-item>
            <text:list-item>
              <text:p text:style-name="P15"><text:span text:style-name="Source_20_Text">Boolean</text:span>: <text:span text:style-name="Source_20_Text">true</text:span> or <text:span text:style-name="Source_20_Text">false</text:span></text:p>
            </text:list-item>
            <text:list-item>
              <text:p text:style-name="P15"><text:span text:style-name="Source_20_Text">Null</text:span>: Represents intentional absence of any value</text:p>
            </text:list-item>
            <text:list-item>
              <text:p text:style-name="P15"><text:span text:style-name="Source_20_Text">Undefined</text:span>: Variable declared but not assigned a value</text:p>
            </text:list-item>
            <text:list-item>
              <text:p text:style-name="P8"><text:span text:style-name="Source_20_Text">Symbol</text:span>: Unique and immutable value</text:p>
            </text:list-item>
          </text:list>
        </text:list-item>
      </text:list>
      <text:h text:style-name="Heading_20_5" text:outline-level="5">Example:</text:h>
      <text:p text:style-name="Preformatted_20_Text"/>
      <text:p text:style-name="P3"><text:span text:style-name="Source_20_Text">let name = "Bob";</text:span></text:p>
      <text:p text:style-name="P3"><text:span text:style-name="Source_20_Text">let age = 25;</text:span></text:p>
      <text:p text:style-name="P3"><text:span text:style-name="Source_20_Text">let isStudent = true;</text:span></text:p>
      <text:p text:style-name="P3"><text:span text:style-name="Source_20_Text">let salary = null;</text:span></text:p>
      <text:p text:style-name="P4"><text:span text:style-name="Source_20_Text">let address;</text:span></text:p>
      <text:list xml:id="list3052942585569963839" text:style-name="L4">
        <text:list-item>
          <text:p text:style-name="P16"><text:span text:style-name="Strong_20_Emphasis">Complex Data Types</text:span>:</text:p>
          <text:list>
            <text:list-item>
              <text:p text:style-name="P16"><text:span text:style-name="Source_20_Text">Object</text:span>: Collection of key-value pairs, e.g., <text:span text:style-name="Source_20_Text">{ name: "Charlie", age: 28 }</text:span></text:p>
            </text:list-item>
            <text:list-item>
              <text:p text:style-name="P9"><text:span text:style-name="Source_20_Text">Array</text:span>: Ordered list of values, e.g., <text:span text:style-name="Source_20_Text">["red", "green", "blue"]</text:span></text:p>
            </text:list-item>
          </text:list>
        </text:list-item>
      </text:list>
      <text:h text:style-name="Heading_20_5" text:outline-level="5">Example:</text:h>
      <text:p text:style-name="Preformatted_20_Text"/>
      <text:p text:style-name="P3"><text:soft-page-break/><text:span text:style-name="Source_20_Text">let person = { name: "Charlie", age: 28 };</text:span></text:p>
      <text:p text:style-name="P4"><text:span text:style-name="Source_20_Text">let colors = ["red", "green", "blue"];</text:span></text:p>
      <text:h text:style-name="Heading_20_4" text:outline-level="4">4. Functions </text:h>
      <text:list xml:id="list386521595585916006" text:style-name="L5">
        <text:list-item>
          <text:p text:style-name="P17"><text:span text:style-name="Strong_20_Emphasis">Purpose</text:span>: Encapsulate reusable code blocks.</text:p>
        </text:list-item>
        <text:list-item>
          <text:p text:style-name="P10"><text:span text:style-name="Strong_20_Emphasis">Declaration</text:span>: Function declaration and function expression (including arrow functions).</text:p>
        </text:list-item>
      </text:list>
      <text:h text:style-name="Heading_20_5" text:outline-level="5">Function Declaration Example:</text:h>
      <text:p text:style-name="Preformatted_20_Text"/>
      <text:p text:style-name="P3"><text:span text:style-name="Source_20_Text">function greet() {</text:span></text:p>
      <text:p text:style-name="P3"><text:span text:style-name="Source_20_Text"><text:s text:c="2"/>console.log("Hello, World!");</text:span></text:p>
      <text:p text:style-name="P3"><text:span text:style-name="Source_20_Text">}</text:span></text:p>
      <text:p text:style-name="P4"><text:span text:style-name="Source_20_Text">greet();</text:span></text:p>
      <text:h text:style-name="Heading_20_5" text:outline-level="5">Function with Parameters and Return Value:</text:h>
      <text:p text:style-name="Preformatted_20_Text"/>
      <text:p text:style-name="P3"><text:span text:style-name="Source_20_Text">function add(a, b) {</text:span></text:p>
      <text:p text:style-name="P3"><text:span text:style-name="Source_20_Text"><text:s text:c="2"/>return a + b;</text:span></text:p>
      <text:p text:style-name="P3"><text:span text:style-name="Source_20_Text">}</text:span></text:p>
      <text:p text:style-name="P4"><text:span text:style-name="Source_20_Text">console.log(add(2, 3)); // 5</text:span></text:p>
      <text:h text:style-name="Heading_20_5" text:outline-level="5">Arrow Function Example:</text:h>
      <text:p text:style-name="Preformatted_20_Text"/>
      <text:p text:style-name="Preformatted_20_Text"/>
      <text:p text:style-name="P3"><text:span text:style-name="Source_20_Text">const multiply = (x, y) =&gt; x * y;</text:span></text:p>
      <text:p text:style-name="P4"><text:span text:style-name="Source_20_Text">console.log(multiply(4, 5)); // 20</text:span></text:p>
      <text:h text:style-name="Heading_20_4" text:outline-level="4">5. Control Flow</text:h>
      <text:list xml:id="list5408174133622787788" text:style-name="L6">
        <text:list-item>
          <text:p text:style-name="P18"><text:span text:style-name="Strong_20_Emphasis">Conditional Statements</text:span>: <text:span text:style-name="Source_20_Text">if</text:span>, <text:span text:style-name="Source_20_Text">else if</text:span>, <text:span text:style-name="Source_20_Text">else</text:span></text:p>
        </text:list-item>
        <text:list-item>
          <text:p text:style-name="P11"><text:span text:style-name="Strong_20_Emphasis">Switch Statement</text:span>: Evaluates an expression, matching the expression's value to a case clause, and executes statements associated with that case.</text:p>
        </text:list-item>
      </text:list>
      <text:h text:style-name="Heading_20_5" text:outline-level="5">Conditional Example:</text:h>
      <text:p text:style-name="Preformatted_20_Text"/>
      <text:p text:style-name="Preformatted_20_Text"/>
      <text:p text:style-name="P3"><text:span text:style-name="Source_20_Text">let number = 10;</text:span></text:p>
      <text:p text:style-name="P3"><text:span text:style-name="Source_20_Text">if (number &gt; 0) {</text:span></text:p>
      <text:p text:style-name="P3"><text:span text:style-name="Source_20_Text"><text:s text:c="2"/>console.log("Positive");</text:span></text:p>
      <text:p text:style-name="P3"><text:span text:style-name="Source_20_Text">} else if (number &lt; 0) {</text:span></text:p>
      <text:p text:style-name="P3"><text:span text:style-name="Source_20_Text"><text:s text:c="2"/>console.log("Negative");</text:span></text:p>
      <text:p text:style-name="P3"><text:span text:style-name="Source_20_Text">} else {</text:span></text:p>
      <text:p text:style-name="P3"><text:span text:style-name="Source_20_Text"><text:s text:c="2"/>console.log("Zero");</text:span></text:p>
      <text:p text:style-name="P4"><text:span text:style-name="Source_20_Text">}</text:span></text:p>
      <text:h text:style-name="Heading_20_5" text:outline-level="5">Switch Example:</text:h>
      <text:p text:style-name="P3"><text:span text:style-name="Source_20_Text">let fruit = "apple";</text:span></text:p>
      <text:p text:style-name="P3"><text:soft-page-break/><text:span text:style-name="Source_20_Text">switch (fruit) {</text:span></text:p>
      <text:p text:style-name="P3"><text:span text:style-name="Source_20_Text"><text:s text:c="2"/>case "apple":</text:span></text:p>
      <text:p text:style-name="P3"><text:span text:style-name="Source_20_Text"><text:s text:c="4"/>console.log("Apple");</text:span></text:p>
      <text:p text:style-name="P3"><text:span text:style-name="Source_20_Text"><text:s text:c="4"/>break;</text:span></text:p>
      <text:p text:style-name="P3"><text:span text:style-name="Source_20_Text"><text:s text:c="2"/>case "banana":</text:span></text:p>
      <text:p text:style-name="P3"><text:span text:style-name="Source_20_Text"><text:s text:c="4"/>console.log("Banana");</text:span></text:p>
      <text:p text:style-name="P3"><text:span text:style-name="Source_20_Text"><text:s text:c="4"/>break;</text:span></text:p>
      <text:p text:style-name="P3"><text:span text:style-name="Source_20_Text"><text:s text:c="2"/>default:</text:span></text:p>
      <text:p text:style-name="P3"><text:span text:style-name="Source_20_Text"><text:s text:c="4"/>console.log("Unknown fruit");</text:span></text:p>
      <text:p text:style-name="P4"><text:span text:style-name="Source_20_Text">}</text:span></text:p>
      <text:list xml:id="list4394138804043904604" text:style-name="L7">
        <text:list-item>
          <text:p text:style-name="P12"><text:span text:style-name="Strong_20_Emphasis">Loops</text:span>: <text:span text:style-name="Source_20_Text">for</text:span>, <text:span text:style-name="Source_20_Text">while</text:span>, <text:span text:style-name="Source_20_Text">do while</text:span> loops for repeated execution of code blocks.</text:p>
        </text:list-item>
      </text:list>
      <text:h text:style-name="Heading_20_5" text:outline-level="5">For Loop Example:</text:h>
      <text:p text:style-name="P3"><text:span text:style-name="Source_20_Text">for (let i = 0; i &lt; 5; i++) {</text:span></text:p>
      <text:p text:style-name="P3"><text:span text:style-name="Source_20_Text"><text:s text:c="2"/>console.log(i);</text:span></text:p>
      <text:p text:style-name="P4"><text:span text:style-name="Source_20_Text">}</text:span></text:p>
      <text:h text:style-name="Heading_20_5" text:outline-level="5">While Loop Example:</text:h>
      <text:p text:style-name="P3"><text:span text:style-name="Source_20_Text">let j = 0;</text:span></text:p>
      <text:p text:style-name="P3"><text:span text:style-name="Source_20_Text">while (j &lt; 5) {</text:span></text:p>
      <text:p text:style-name="P3"><text:span text:style-name="Source_20_Text"><text:s text:c="2"/>console.log(j);</text:span></text:p>
      <text:p text:style-name="P3"><text:span text:style-name="Source_20_Text"><text:s text:c="2"/>j++;</text:span></text:p>
      <text:p text:style-name="P4"><text:span text:style-name="Source_20_Text">}</text:span></text:p>
      <text:h text:style-name="Heading_20_5" text:outline-level="5">Do While Loop Example:</text:h>
      <text:p text:style-name="Preformatted_20_Text"/>
      <text:p text:style-name="P3"><text:span text:style-name="Source_20_Text">let k = 0;</text:span></text:p>
      <text:p text:style-name="P3"><text:span text:style-name="Source_20_Text">do {</text:span></text:p>
      <text:p text:style-name="P3"><text:span text:style-name="Source_20_Text"><text:s text:c="2"/>console.log(k);</text:span></text:p>
      <text:p text:style-name="P3"><text:span text:style-name="Source_20_Text"><text:s text:c="2"/>k++;</text:span></text:p>
      <text:p text:style-name="P4"><text:span text:style-name="Source_20_Text">} while (k &lt; 5)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2T22:54:58.12</meta:creation-date>
    <meta:generator>OpenOffice/4.1.7$Win32 OpenOffice.org_project/417m1$Build-9800</meta:generator>
    <dc:date>2024-07-23T09:59:11.06</dc:date>
    <dc:creator>vikash kapari</dc:creator>
    <meta:editing-duration>PT1H28M42S</meta:editing-duration>
    <meta:editing-cycles>3</meta:editing-cycles>
    <meta:document-statistic meta:table-count="0" meta:image-count="0" meta:object-count="0" meta:page-count="3" meta:paragraph-count="92" meta:word-count="412" meta:character-count="2533"/>
  </office:meta>
</office:document-meta>
</file>